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color="#eeeeee" draw:fill="gradient" draw:fill-color="#729fcf" draw:fill-gradient-name="Gradient_20_6" draw:textarea-horizontal-align="justify" draw:textarea-vertical-align="middle" draw:auto-grow-height="false" fo:min-height="6.822cm" fo:min-width="6.572cm"/>
    </style:style>
    <style:style style:name="gr2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4.064cm" fo:min-width="3.814cm"/>
    </style:style>
    <style:style style:name="gr3" style:family="graphic" style:parent-style-name="standard">
      <style:graphic-properties draw:stroke="none" draw:fill="gradient" draw:fill-gradient-name="Gradient_20_5" draw:textarea-horizontal-align="justify" draw:textarea-vertical-align="middle" draw:auto-grow-height="false" fo:min-height="0.35cm" fo:min-width="0.464cm" draw:shadow="hidden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fo:min-height="1.15cm" draw:shadow="hidden"/>
    </style:style>
    <style:style style:name="gr5" style:family="graphic" style:parent-style-name="standard">
      <style:graphic-properties draw:stroke="none" svg:stroke-color="#000000" draw:fill="solid" draw:fill-color="#000000" draw:textarea-horizontal-align="center" draw:textarea-vertical-align="middle" fo:min-height="3.25cm" draw:shadow="hidden"/>
    </style:style>
    <style:style style:name="gr6" style:family="graphic" style:parent-style-name="standard">
      <style:graphic-properties draw:stroke="solid" draw:stroke-dash="Ultrafine_20_Dashed" svg:stroke-color="#eeeeee" draw:fill="solid" draw:fill-color="#ffffff" draw:textarea-horizontal-align="justify" draw:textarea-vertical-align="middle" draw:auto-grow-height="false" fo:min-height="6.822cm" fo:min-width="6.572cm" draw:shadow="hidden"/>
    </style:style>
    <style:style style:name="gr7" style:family="graphic" style:parent-style-name="standard">
      <style:graphic-properties draw:stroke="none" svg:stroke-color="#3465a4" draw:fill="gradient" draw:fill-gradient-name="gradient" draw:gradient-step-count="0" draw:textarea-horizontal-align="justify" draw:textarea-vertical-align="middle" draw:auto-grow-height="false" fo:min-height="0.458cm" fo:min-width="0.208cm"/>
    </style:style>
    <style:style style:name="P1" style:family="paragraph">
      <loext:graphic-properties draw:fill="gradient" draw:fill-color="#729fcf" draw:fill-gradient-name="Gradient_20_6"/>
      <style:paragraph-properties fo:text-align="center"/>
    </style:style>
    <style:style style:name="P2" style:family="paragraph">
      <loext:graphic-properties draw:fill="gradient" draw:fill-gradient-name="Gradient_20_4"/>
      <style:paragraph-properties fo:text-align="center"/>
    </style:style>
    <style:style style:name="P3" style:family="paragraph">
      <loext:graphic-properties draw:fill="gradient" draw:fill-gradient-name="Gradient_20_5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style:font-name="Noto Sans" fo:font-weight="bold" style:font-weight-asian="bold" style:font-weight-complex="bold"/>
    </style:style>
    <style:style style:name="P5" style:family="paragraph">
      <loext:graphic-properties draw:fill="solid" draw:fill-color="#000000"/>
      <style:paragraph-properties fo:text-align="center"/>
      <style:text-properties style:font-name="Noto Sans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gradient" draw:fill-gradient-name="gradient" draw:gradient-step-count="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0cm" svg:height="10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1cm" svg:height="6.1cm" svg:x="0.8cm" svg:y="2.8cm">
          <text:p/>
          <draw:enhanced-geometry svg:viewBox="0 0 21600 21600" draw:glue-points="10800 0 3163 3163 0 10800 3163 18437 10800 21600 18437 18437 21600 10800 18437 3163" draw:text-areas="3163 3163 18437 18437" draw:type="ring" draw:modifiers="1433.863301098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3" draw:text-style-name="P3" draw:layer="layout" svg:width="2.599cm" svg:height="3.599cm" svg:x="6.5cm" svg:y="0.4cm" svg:viewBox="0 0 2600 3600" svg:d="M2300 0l-1900 1899v-1099l-400 400v1400h1400l400-400-1100-1 1900-1899zM0 1799zM2201 3600z">
          <text:p/>
        </draw:path>
        <draw:path draw:style-name="gr3" draw:text-style-name="P3" draw:layer="layout" svg:width="2.899cm" svg:height="3.899cm" draw:transform="rotate (2.61799387799149) translate (8.0503883112261cm 7.03914235490741cm)" svg:viewBox="0 0 2900 3900" svg:d="M2600 0l-2200 2199v-999l-400 400v1300h1400l400-400-1100-1 2200-2199zM0 2099zM2201 3900z">
          <text:p/>
        </draw:path>
        <draw:path draw:style-name="gr4" draw:text-style-name="P4" draw:layer="layout" svg:width="2.382cm" svg:height="3.539cm" svg:x="-3.1cm" svg:y="3.5cm" svg:viewBox="0 0 2383 3540" svg:d="M2281 820c0 239-71 429-214 570-143 142-320 238-528 289v14c273 36 482 122 627 257 145 134 217 314 217 539 0 200-50 378-147 538-98 159-249 285-453 375-204 93-468 138-789 138-374 0-705-62-994-189v-615c149 73 303 128 463 168 161 38 312 57 453 57 261 0 443-44 548-135 105-89 157-216 157-381 0-92-24-172-72-240-48-67-133-118-253-152-121-34-289-51-504-51h-261v-559h265c212 0 374-20 485-60 111-41 186-95 227-164 40-69 59-149 59-239 0-123-36-218-113-288-75-69-201-103-378-103-164 0-307 28-429 86-123 58-224 114-304 165l-339-503c136-96 295-176 476-241 181-63 398-96 648-96 354 0 635 72 843 215 207 143 310 344 310 605z">
          <text:p/>
        </draw:path>
        <draw:path draw:style-name="gr5" draw:text-style-name="P5" draw:layer="layout" svg:width="2.479cm" svg:height="3.871cm" svg:x="-2.78cm" svg:y="-0.672cm" svg:viewBox="0 0 2480 3872" svg:d="M2364 932c0 252-72 453-214 602s-332 248-567 297v22c299 35 523 130 672 285 150 155 225 358 225 608 0 222-51 418-153 587s-260 301-473 396c-212 95-486 143-820 143-197 0-380-15-549-45-168-30-330-83-485-161v-433c158 81 329 142 512 185 183 42 358 63 527 63 338 0 582-66 731-198 150-132 224-315 224-548 0-236-92-406-277-510-184-104-444-156-778-156h-364v-396h369c310 0 545-65 705-194 160-130 240-302 240-515 0-182-62-324-185-423-123-100-290-150-501-150-204 0-378 29-522 89-145 60-287 135-428 226l-232-315c134-106 300-197 499-275 198-77 424-116 678-116 394 0 686 88 878 263 192 176 288 398 288 669z">
          <text:p/>
        </draw:path>
        <draw:polygon draw:style-name="gr6" draw:text-style-name="P6" draw:layer="layout" svg:width="0cm" svg:height="0cm" svg:x="0cm" svg:y="0cm" svg:viewBox="0 0 0 0" draw:points="0,0">
          <text:p/>
        </draw:polygon>
        <draw:polygon draw:style-name="gr6" draw:text-style-name="P6" draw:layer="layout" svg:width="0cm" svg:height="0cm" svg:x="10.001cm" svg:y="10.001cm" svg:viewBox="0 0 0 0" draw:points="0,0">
          <text:p/>
        </draw:polygon>
        <draw:custom-shape draw:style-name="gr7" draw:text-style-name="P7" draw:layer="layout" svg:width="1cm" svg:height="1cm" svg:x="2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cm" svg:height="1cm" svg:x="3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cm" svg:height="1cm" svg:x="4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TakaoPGothic" svg:font-family="TakaoPGothic" style:font-family-generic="system" style:font-pitch="variable"/>
  </office:font-face-decls>
  <office:styles>
    <draw:gradient draw:name="Gradient_20_4" draw:display-name="Gradient 4" draw:style="linear" draw:start-color="#00599d" draw:end-color="#003d73" draw:start-intensity="100%" draw:end-intensity="100%" draw:angle="300" draw:border="0%"/>
    <draw:gradient draw:name="Gradient_20_5" draw:display-name="Gradient 5" draw:style="linear" draw:start-color="#00599d" draw:end-color="#003d73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gradient draw:name="gradient" draw:style="axial" draw:start-color="#333333" draw:end-color="#000000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8T11:49:32.865009945</meta:creation-date>
    <dc:date>2020-03-11T01:04:47.546761026</dc:date>
    <meta:editing-duration>PT14M21S</meta:editing-duration>
    <meta:editing-cycles>4</meta:editing-cycles>
    <meta:generator>LibreOffice/6.0.7.3$Linux_X86_64 LibreOffice_project/00m0$Build-3</meta:generator>
    <meta:document-statistic meta:object-count="11"/>
  </office:meta>
</office:document-meta>
</file>